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row table:style-name="ro1">
          <table:table-cell table:style-name="ce11" office:value-type="string" calcext:value-type="string" table:number-columns-spanned="3" table:number-rows-spanned="1">
            <text:p>SDC Arduino Mega Pins Table</text:p>
          </table:table-cell>
          <table:covered-table-cell table:number-columns-repeated="2" table:style-name="Default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Usag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 – I2C Data Pi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 – I2C Clock Pin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oltage Monitor 5V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oltage Monitor DC Motor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Voltage Monitor Steppers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Voltage Monitor Batter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 Motor 1 Spee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C Motor 1 Direc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C Motor 2 Spee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C Motor 2 Direc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Motor 3 Spee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C Motor 3 Direc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C Motor 4 Spee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C Motor 4 Direc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pper Motor 1 Dire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pper Motor 1 Step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per Motor 2 Direc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epper Motor 2 Step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epper Motor 1 Endstop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epper Motor 2 Endstop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1 Enabl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epper Motor 2 Enab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Shell Motor 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ection Shell Motor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dstop Retracted Shell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dstop Extended Shel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Door Motor 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rection Door Moto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dstop Raised Doo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dstop Lowered Do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ezo Speaker</text:p>
          </table:table-cell>
          <table:table-cell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Front Left Distance Sensor Trigger</text:p>
          </table:table-cell>
          <table:table-cell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Front Left Distance Sensor Ech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ont Right Distance Sensor Trigge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ont Right Distance Sensor Ech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ar Distance Sensor Trigge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r Distance Sensor Echo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ft Distance Sensor Trigge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ft Distance Sensor Echo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ight Distance Sensor Trigg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ight Distance Sensor Echo</text:p>
          </table:table-cell>
          <table:table-cell/>
        </table:table-row>
        <table:table-row table:style-name="ro1" table:number-rows-repeated="32">
          <table:table-cell table:style-name="ce14"/>
          <table:table-cell table:number-columns-repeated="2"/>
        </table:table-row>
        <table:table-row table:style-name="ro1">
          <table:table-cell table:style-name="ce1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13:58:13.589641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45:08.930813154</meta:creation-date>
    <dc:date>2019-02-13T19:41:44.846892819</dc:date>
    <meta:editing-duration>PT5H55M58S</meta:editing-duration>
    <meta:editing-cycles>4</meta:editing-cycles>
    <meta:generator>LibreOffice/6.0.7.3$Linux_X86_64 LibreOffice_project/00m0$Build-3</meta:generator>
    <meta:document-statistic meta:table-count="1" meta:cell-count="86" meta:object-count="0"/>
  </office:meta>
</office:document-meta>
</file>